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A Writer Mono S" svg:font-family="'iA Writer Mono S'" style:font-pitch="variable"/>
  </office:font-face-decls>
  <office:automatic-styles>
    <style:style style:name="P1" style:family="paragraph" style:parent-style-name="Standard">
      <style:text-properties style:font-name="iA Writer Mono S" fo:font-size="11pt" style:font-size-asian="11pt" style:font-size-complex="11pt"/>
    </style:style>
    <style:style style:name="P2" style:family="paragraph" style:parent-style-name="Standard">
      <style:text-properties style:font-name="iA Writer Mono S" fo:font-size="11pt" officeooo:rsid="001841d9" officeooo:paragraph-rsid="001841d9" style:font-size-asian="11pt" style:font-size-complex="11pt"/>
    </style:style>
    <style:style style:name="P3" style:family="paragraph" style:parent-style-name="Standard">
      <style:text-properties style:font-name="iA Writer Mono S" fo:font-size="11pt" officeooo:rsid="0019ed3e" officeooo:paragraph-rsid="0019ed3e" style:font-size-asian="11pt" style:font-size-complex="11pt"/>
    </style:style>
    <style:style style:name="P4" style:family="paragraph" style:parent-style-name="Standard">
      <style:text-properties style:font-name="iA Writer Mono S" fo:font-size="11pt" officeooo:rsid="001a3ae1" officeooo:paragraph-rsid="001a3ae1" style:font-size-asian="11pt" style:font-size-complex="11pt"/>
    </style:style>
    <style:style style:name="P5" style:family="paragraph" style:parent-style-name="Standard">
      <style:text-properties style:font-name="iA Writer Mono S" fo:font-size="11pt" officeooo:rsid="001b134b" officeooo:paragraph-rsid="001b134b" style:font-size-asian="11pt" style:font-size-complex="11pt"/>
    </style:style>
    <style:style style:name="P6" style:family="paragraph" style:parent-style-name="Standard">
      <style:text-properties style:font-name="iA Writer Mono S" fo:font-size="11pt" officeooo:rsid="001cd2f4" officeooo:paragraph-rsid="001cd2f4" style:font-size-asian="11pt" style:font-size-complex="11pt"/>
    </style:style>
    <style:style style:name="P7" style:family="paragraph" style:parent-style-name="Standard">
      <style:text-properties style:font-name="iA Writer Mono S" fo:font-size="11pt" officeooo:rsid="001cdd63" officeooo:paragraph-rsid="001cdd63" style:font-size-asian="11pt" style:font-size-complex="11pt"/>
    </style:style>
    <style:style style:name="P8" style:family="paragraph" style:parent-style-name="Standard">
      <style:text-properties style:font-name="iA Writer Mono S" fo:font-size="11pt" officeooo:rsid="001ec228" officeooo:paragraph-rsid="001ec228" style:font-size-asian="11pt" style:font-size-complex="11pt"/>
    </style:style>
    <style:style style:name="P9" style:family="paragraph" style:parent-style-name="Standard">
      <style:text-properties style:font-name="iA Writer Mono S" fo:font-size="11pt" officeooo:rsid="001f6ca5" officeooo:paragraph-rsid="001f6ca5" style:font-size-asian="11pt" style:font-size-complex="11pt"/>
    </style:style>
    <style:style style:name="P10" style:family="paragraph" style:parent-style-name="Standard">
      <style:text-properties style:font-name="iA Writer Mono S" fo:font-size="11pt" officeooo:rsid="00213926" officeooo:paragraph-rsid="00213926" style:font-size-asian="11pt" style:font-size-complex="11pt"/>
    </style:style>
    <style:style style:name="P11" style:family="paragraph" style:parent-style-name="Standard">
      <style:text-properties style:font-name="iA Writer Mono S" fo:font-size="11pt" fo:language="es" fo:country="ES" officeooo:rsid="00230208" officeooo:paragraph-rsid="00230208" style:font-size-asian="11pt" style:font-size-complex="11pt"/>
    </style:style>
    <style:style style:name="P12" style:family="paragraph" style:parent-style-name="Standard">
      <style:text-properties style:font-name="iA Writer Mono S" fo:font-size="11pt" fo:language="es" fo:country="ES" officeooo:rsid="00252998" officeooo:paragraph-rsid="00252998" style:font-size-asian="11pt" style:font-size-complex="11pt"/>
    </style:style>
    <style:style style:name="P13" style:family="paragraph" style:parent-style-name="Standard">
      <style:text-properties style:font-name="iA Writer Mono S" fo:font-size="11pt" fo:language="es" fo:country="ES" officeooo:rsid="002659bd" officeooo:paragraph-rsid="002659bd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iA Writer Mono S"/>
    </style:style>
    <style:style style:name="P15" style:family="paragraph" style:parent-style-name="Standard">
      <style:text-properties style:font-name="iA Writer Mono S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text-properties fo:color="#d500f9" loext:opacity="100%" style:font-name="iA Writer Mono S" fo:font-size="11pt" style:text-underline-style="solid" style:text-underline-width="auto" style:text-underline-color="font-color" officeooo:rsid="001841d9" officeooo:paragraph-rsid="001841d9" style:font-size-asian="11pt" style:font-size-complex="11pt"/>
    </style:style>
    <style:style style:name="P17" style:family="paragraph" style:parent-style-name="Standard">
      <style:text-properties fo:color="#d500f9" loext:opacity="100%" style:font-name="iA Writer Mono S" fo:font-size="11pt" style:text-underline-style="solid" style:text-underline-width="auto" style:text-underline-color="font-color" officeooo:rsid="001a3ae1" officeooo:paragraph-rsid="001a3ae1" style:font-size-asian="11pt" style:font-size-complex="11pt"/>
    </style:style>
    <style:style style:name="P18" style:family="paragraph" style:parent-style-name="Standard">
      <style:text-properties fo:color="#d500f9" loext:opacity="100%" style:font-name="iA Writer Mono S" fo:font-size="11pt" style:text-underline-style="solid" style:text-underline-width="auto" style:text-underline-color="font-color" officeooo:rsid="001b134b" officeooo:paragraph-rsid="001b134b" style:font-size-asian="11pt" style:font-size-complex="11pt"/>
    </style:style>
    <style:style style:name="P19" style:family="paragraph" style:parent-style-name="Standard">
      <style:text-properties fo:color="#d500f9" loext:opacity="100%" style:font-name="iA Writer Mono S" fo:font-size="11pt" style:text-underline-style="solid" style:text-underline-width="auto" style:text-underline-color="font-color" officeooo:rsid="001cd2f4" officeooo:paragraph-rsid="001cd2f4" style:font-size-asian="11pt" style:font-size-complex="11pt"/>
    </style:style>
    <style:style style:name="P20" style:family="paragraph" style:parent-style-name="Standard">
      <style:text-properties fo:color="#d500f9" loext:opacity="100%" style:font-name="iA Writer Mono S" fo:font-size="11pt" style:text-underline-style="solid" style:text-underline-width="auto" style:text-underline-color="font-color" officeooo:rsid="001ec228" officeooo:paragraph-rsid="001ec228" style:font-size-asian="11pt" style:font-size-complex="11pt"/>
    </style:style>
    <style:style style:name="P21" style:family="paragraph" style:parent-style-name="Standard">
      <style:text-properties fo:color="#d500f9" loext:opacity="100%" style:font-name="iA Writer Mono S" fo:font-size="11pt" style:text-underline-style="solid" style:text-underline-width="auto" style:text-underline-color="font-color" officeooo:rsid="001f6ca5" officeooo:paragraph-rsid="001f6ca5" style:font-size-asian="11pt" style:font-size-complex="11pt"/>
    </style:style>
    <style:style style:name="P22" style:family="paragraph" style:parent-style-name="Standard">
      <style:text-properties fo:color="#d500f9" loext:opacity="100%" style:font-name="iA Writer Mono S" fo:font-size="11pt" style:text-underline-style="solid" style:text-underline-width="auto" style:text-underline-color="font-color" officeooo:rsid="00213926" officeooo:paragraph-rsid="00213926" style:font-size-asian="11pt" style:font-size-complex="11pt"/>
    </style:style>
    <style:style style:name="P23" style:family="paragraph" style:parent-style-name="Standard">
      <style:text-properties fo:color="#d500f9" loext:opacity="100%" style:font-name="iA Writer Mono S" fo:font-size="11pt" fo:language="es" fo:country="ES" style:text-underline-style="solid" style:text-underline-width="auto" style:text-underline-color="font-color" officeooo:rsid="00230208" officeooo:paragraph-rsid="00230208" style:font-size-asian="11pt" style:font-size-complex="11pt"/>
    </style:style>
    <style:style style:name="P24" style:family="paragraph" style:parent-style-name="Standard">
      <style:text-properties fo:color="#d500f9" loext:opacity="100%" style:font-name="iA Writer Mono S" fo:font-size="11pt" fo:language="es" fo:country="ES" style:text-underline-style="solid" style:text-underline-width="auto" style:text-underline-color="font-color" officeooo:rsid="00252998" officeooo:paragraph-rsid="00252998" style:font-size-asian="11pt" style:font-size-complex="11pt"/>
    </style:style>
    <style:style style:name="P25" style:family="paragraph" style:parent-style-name="Standard" style:list-style-name="L1">
      <style:text-properties style:font-name="iA Writer Mono S" fo:font-size="11pt" officeooo:rsid="001841d9" officeooo:paragraph-rsid="001841d9" style:font-size-asian="11pt" style:font-size-complex="11pt"/>
    </style:style>
    <style:style style:name="P26" style:family="paragraph" style:parent-style-name="Standard" style:list-style-name="L2">
      <style:text-properties style:font-name="iA Writer Mono S" fo:font-size="11pt" officeooo:rsid="001a3ae1" officeooo:paragraph-rsid="001a3ae1" style:font-size-asian="11pt" style:font-size-complex="11pt"/>
    </style:style>
    <style:style style:name="P27" style:family="paragraph" style:parent-style-name="Standard" style:list-style-name="L3">
      <style:text-properties style:font-name="iA Writer Mono S" fo:font-size="11pt" officeooo:rsid="001a3ae1" officeooo:paragraph-rsid="001a3ae1" style:font-size-asian="11pt" style:font-size-complex="11pt"/>
    </style:style>
    <style:style style:name="P28" style:family="paragraph" style:parent-style-name="Standard" style:list-style-name="L3">
      <style:text-properties style:font-name="iA Writer Mono S" fo:font-size="11pt" officeooo:rsid="001b134b" officeooo:paragraph-rsid="001b134b" style:font-size-asian="11pt" style:font-size-complex="11pt"/>
    </style:style>
    <style:style style:name="P29" style:family="paragraph" style:parent-style-name="Standard">
      <style:text-properties style:font-name="iA Writer Mono S" fo:font-size="11pt" fo:language="es" fo:country="ES" officeooo:rsid="002ad5ac" officeooo:paragraph-rsid="002ad5ac" style:font-size-asian="11pt" style:font-size-complex="11pt"/>
    </style:style>
    <style:style style:name="P30" style:family="paragraph" style:parent-style-name="Standard">
      <style:text-properties style:font-name="iA Writer Mono S" fo:font-size="11pt" fo:language="es" fo:country="ES" officeooo:rsid="00252998" officeooo:paragraph-rsid="00252998" style:font-size-asian="11pt" style:font-size-complex="11pt"/>
    </style:style>
    <style:style style:name="P31" style:family="paragraph" style:parent-style-name="Standard">
      <style:text-properties style:font-name="iA Writer Mono S" fo:font-size="11pt" fo:language="es" fo:country="ES" officeooo:rsid="002de546" officeooo:paragraph-rsid="002de546" style:font-size-asian="11pt" style:font-size-complex="11pt"/>
    </style:style>
    <style:style style:name="P32" style:family="paragraph" style:parent-style-name="Standard">
      <style:text-properties style:font-name="iA Writer Mono S" fo:font-size="12pt" style:text-underline-style="solid" style:text-underline-width="auto" style:text-underline-color="font-color" fo:font-weight="bold" officeooo:rsid="00213926" officeooo:paragraph-rsid="00213926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iA Writer Mono S" fo:font-size="12pt" fo:language="es" fo:country="ES" style:text-underline-style="solid" style:text-underline-width="auto" style:text-underline-color="font-color" fo:font-weight="bold" officeooo:rsid="00252998" officeooo:paragraph-rsid="00252998" style:font-size-asian="12pt" style:font-weight-asian="bold" style:font-size-complex="12pt" style:font-weight-complex="bold"/>
    </style:style>
    <style:style style:name="P34" style:family="paragraph" style:parent-style-name="Standard">
      <style:text-properties fo:color="#d500f9" loext:opacity="100%" style:font-name="iA Writer Mono S" fo:font-size="11pt" fo:language="es" fo:country="ES" style:text-underline-style="solid" style:text-underline-width="auto" style:text-underline-color="font-color" officeooo:rsid="00252998" officeooo:paragraph-rsid="00252998" style:font-size-asian="11pt" style:font-size-complex="11pt"/>
    </style:style>
    <style:style style:name="P35" style:family="paragraph" style:parent-style-name="Standard">
      <style:text-properties fo:color="#d500f9" loext:opacity="100%" style:font-name="iA Writer Mono S" fo:font-size="11pt" fo:language="es" fo:country="ES" style:text-underline-style="solid" style:text-underline-width="auto" style:text-underline-color="font-color" officeooo:rsid="002de546" officeooo:paragraph-rsid="002de546" style:font-size-asian="11pt" style:font-size-complex="11pt"/>
    </style:style>
    <style:style style:name="P36" style:family="paragraph" style:parent-style-name="Standard">
      <style:text-properties fo:color="#d500f9" loext:opacity="100%" style:font-name="iA Writer Mono S" fo:font-size="11pt" style:text-underline-style="solid" style:text-underline-width="auto" style:text-underline-color="font-color" fo:font-weight="normal" officeooo:paragraph-rsid="002de546" style:font-size-asian="11pt" style:font-weight-asian="normal" style:font-size-complex="11pt" style:font-weight-complex="normal"/>
    </style:style>
    <style:style style:name="P37" style:family="paragraph" style:parent-style-name="Standard">
      <style:text-properties officeooo:paragraph-rsid="002de546"/>
    </style:style>
    <style:style style:name="P38" style:family="paragraph" style:parent-style-name="Standard">
      <style:text-properties fo:color="#e53935" loext:opacity="100%" style:font-name="iA Writer Mono S" fo:font-size="11pt" fo:language="es" fo:country="ES" style:text-underline-style="solid" style:text-underline-width="auto" style:text-underline-color="font-color" officeooo:rsid="002de546" officeooo:paragraph-rsid="002de546" style:font-size-asian="11pt" style:font-size-complex="11pt"/>
    </style:style>
    <style:style style:name="P39" style:family="paragraph" style:parent-style-name="Standard">
      <style:text-properties fo:color="#e53935" loext:opacity="100%" style:font-name="iA Writer Mono S" fo:font-size="11pt" style:text-underline-style="solid" style:text-underline-width="auto" style:text-underline-color="font-color" fo:font-weight="normal" officeooo:paragraph-rsid="002de546" style:font-size-asian="11pt" style:font-weight-asian="normal" style:font-size-complex="11pt" style:font-weight-complex="normal"/>
    </style:style>
    <style:style style:name="P40" style:family="paragraph" style:parent-style-name="Standard">
      <style:text-properties fo:color="#e53935" loext:opacity="100%" style:font-name="iA Writer Mono S" fo:font-size="11pt" style:text-underline-style="solid" style:text-underline-width="auto" style:text-underline-color="font-color" fo:font-weight="normal" officeooo:rsid="0030339c" officeooo:paragraph-rsid="0030339c" style:font-size-asian="11pt" style:font-weight-asian="normal" style:font-size-complex="11pt" style:font-weight-complex="normal"/>
    </style:style>
    <style:style style:name="P41" style:family="paragraph" style:parent-style-name="Standard">
      <style:text-properties fo:color="#e53935" loext:opacity="100%" style:font-name="iA Writer Mono S" fo:font-size="11pt" style:text-underline-style="solid" style:text-underline-width="auto" style:text-underline-color="font-color" fo:font-weight="normal" officeooo:rsid="00322663" officeooo:paragraph-rsid="00322663" style:font-size-asian="11pt" style:font-weight-asian="normal" style:font-size-complex="11pt" style:font-weight-complex="normal"/>
    </style:style>
    <style:style style:name="P42" style:family="paragraph" style:parent-style-name="Standard">
      <style:text-properties fo:color="#e53935" loext:opacity="100%" style:font-name="iA Writer Mono S" fo:font-size="11pt" style:text-underline-style="solid" style:text-underline-width="auto" style:text-underline-color="font-color" officeooo:rsid="0032788d" officeooo:paragraph-rsid="0032788d" style:font-size-asian="9.60000038146973pt" style:font-size-complex="11pt"/>
    </style:style>
    <style:style style:name="P43" style:family="paragraph" style:parent-style-name="Standard">
      <style:text-properties fo:color="#e53935" loext:opacity="100%" style:font-name="iA Writer Mono S" fo:font-size="11pt" style:text-underline-style="solid" style:text-underline-width="auto" style:text-underline-color="font-color" officeooo:paragraph-rsid="0032788d" style:font-size-asian="11pt" style:font-size-complex="11pt"/>
    </style:style>
    <style:style style:name="P44" style:family="paragraph" style:parent-style-name="Standard">
      <style:text-properties style:font-name="iA Writer Mono S" fo:font-size="11pt" fo:font-weight="normal" officeooo:paragraph-rsid="002de546" style:font-size-asian="11pt" style:font-weight-asian="normal" style:font-size-complex="11pt" style:font-weight-complex="normal"/>
    </style:style>
    <style:style style:name="P45" style:family="paragraph" style:parent-style-name="Standard">
      <style:text-properties style:font-name="iA Writer Mono S" fo:font-size="11pt" fo:font-weight="normal" officeooo:rsid="002ff9ae" officeooo:paragraph-rsid="002ff9ae" style:font-size-asian="11pt" style:font-weight-asian="normal" style:font-size-complex="11pt" style:font-weight-complex="normal"/>
    </style:style>
    <style:style style:name="P46" style:family="paragraph" style:parent-style-name="Standard" style:list-style-name="L4">
      <style:text-properties style:font-name="iA Writer Mono S" fo:font-size="11pt" fo:font-weight="normal" officeooo:rsid="002ff9ae" officeooo:paragraph-rsid="002ff9ae" style:font-size-asian="11pt" style:font-weight-asian="normal" style:font-size-complex="11pt" style:font-weight-complex="normal"/>
    </style:style>
    <style:style style:name="P47" style:family="paragraph" style:parent-style-name="Standard" style:list-style-name="L4">
      <style:text-properties style:font-name="iA Writer Mono S" fo:font-size="11pt" fo:font-weight="normal" officeooo:rsid="0030339c" officeooo:paragraph-rsid="0030339c" style:font-size-asian="11pt" style:font-weight-asian="normal" style:font-size-complex="11pt" style:font-weight-complex="normal"/>
    </style:style>
    <style:style style:name="P48" style:family="paragraph" style:parent-style-name="Standard">
      <style:text-properties style:font-name="iA Writer Mono S" fo:font-size="11pt" fo:font-weight="normal" officeooo:rsid="0030339c" officeooo:paragraph-rsid="0030339c" style:font-size-asian="11pt" style:font-weight-asian="normal" style:font-size-complex="11pt" style:font-weight-complex="normal"/>
    </style:style>
    <style:style style:name="P49" style:family="paragraph" style:parent-style-name="Standard" style:list-style-name="L5">
      <style:text-properties style:font-name="iA Writer Mono S" fo:font-size="11pt" fo:font-weight="normal" officeooo:rsid="0030339c" officeooo:paragraph-rsid="00322663" style:font-size-asian="11pt" style:font-weight-asian="normal" style:font-size-complex="11pt" style:font-weight-complex="normal"/>
    </style:style>
    <style:style style:name="P50" style:family="paragraph" style:parent-style-name="Standard">
      <style:text-properties style:font-name="iA Writer Mono S" fo:font-size="11pt" fo:font-weight="normal" officeooo:rsid="00322663" officeooo:paragraph-rsid="00322663" style:font-size-asian="11pt" style:font-weight-asian="normal" style:font-size-complex="11pt" style:font-weight-complex="normal"/>
    </style:style>
    <style:style style:name="P51" style:family="paragraph" style:parent-style-name="Standard" style:list-style-name="L5">
      <style:text-properties style:font-name="iA Writer Mono S" fo:font-size="11pt" fo:font-weight="normal" officeooo:rsid="00322663" officeooo:paragraph-rsid="00322663" style:font-size-asian="11pt" style:font-weight-asian="normal" style:font-size-complex="11pt" style:font-weight-complex="normal"/>
    </style:style>
    <style:style style:name="P52" style:family="paragraph" style:parent-style-name="Standard">
      <style:text-properties style:font-name="iA Writer Mono S" fo:font-size="11pt" officeooo:rsid="0032788d" officeooo:paragraph-rsid="0032788d" style:font-size-asian="9.60000038146973pt" style:font-size-complex="11pt"/>
    </style:style>
    <style:style style:name="P53" style:family="paragraph" style:parent-style-name="Standard">
      <style:text-properties officeooo:paragraph-rsid="0032788d"/>
    </style:style>
    <style:style style:name="P54" style:family="paragraph" style:parent-style-name="Standard">
      <style:text-properties officeooo:paragraph-rsid="0032aab5"/>
    </style:style>
    <style:style style:name="P55" style:family="paragraph" style:parent-style-name="Standard" style:list-style-name="L3">
      <style:text-properties fo:color="#3d5afe" loext:opacity="100%" style:font-name="iA Writer Mono S" fo:font-size="11pt" officeooo:rsid="001a3ae1" officeooo:paragraph-rsid="001a3ae1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841d9"/>
    </style:style>
    <style:style style:name="T3" style:family="text">
      <style:text-properties officeooo:rsid="001b134b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" style:family="text">
      <style:text-properties officeooo:rsid="0023cab7"/>
    </style:style>
    <style:style style:name="T7" style:family="text">
      <style:text-properties officeooo:rsid="002659bd"/>
    </style:style>
    <style:style style:name="T8" style:family="text">
      <style:text-properties style:font-name="iA Writer Mono S" fo:font-size="11pt" fo:language="es" fo:country="ES" fo:font-weight="normal" officeooo:rsid="002de546" style:font-size-asian="11pt" style:font-weight-asian="normal" style:font-size-complex="11pt" style:font-weight-complex="normal"/>
    </style:style>
    <style:style style:name="T9" style:family="text">
      <style:text-properties style:font-name="iA Writer Mono S" fo:font-size="11pt" fo:language="es" fo:country="ES" fo:font-weight="normal" officeooo:rsid="002ec144" style:font-size-asian="11pt" style:font-weight-asian="normal" style:font-size-complex="11pt" style:font-weight-complex="normal"/>
    </style:style>
    <style:style style:name="T10" style:family="text">
      <style:text-properties style:font-name="iA Writer Mono S" fo:font-size="11pt" style:font-size-asian="11pt" style:font-size-complex="11pt"/>
    </style:style>
    <style:style style:name="T11" style:family="text">
      <style:text-properties style:font-name="iA Writer Mono S" fo:font-size="11pt" officeooo:rsid="0032788d" style:font-size-asian="11pt" style:font-size-complex="11pt"/>
    </style:style>
    <style:style style:name="T12" style:family="text">
      <style:text-properties style:font-name="iA Writer Mono S" fo:font-size="11pt" officeooo:rsid="0032aab5" style:font-size-asian="11pt" style:font-size-complex="11pt"/>
    </style:style>
    <style:style style:name="T13" style:family="text">
      <style:text-properties style:font-name="iA Writer Mono S" fo:font-size="11pt" fo:font-weight="normal" officeooo:rsid="0030339c" style:font-size-asian="11pt" style:font-weight-asian="normal" style:font-size-complex="11pt" style:font-weight-complex="normal"/>
    </style:style>
    <style:style style:name="T14" style:family="text">
      <style:text-properties style:font-name="iA Writer Mono S" fo:font-size="11pt" fo:font-weight="normal" officeooo:rsid="0032788d" style:font-size-asian="11pt" style:font-weight-asian="normal" style:font-size-complex="11pt" style:font-weight-complex="normal"/>
    </style:style>
    <style:style style:name="T15" style:family="text">
      <style:text-properties style:font-name="iA Writer Mono S" fo:font-size="11pt" officeooo:rsid="0032788d" style:font-size-asian="9.60000038146973pt" style:font-size-complex="11pt"/>
    </style:style>
    <style:style style:name="T16" style:family="text">
      <style:text-properties fo:color="#651fff" loext:opacity="100%" style:text-underline-style="solid" style:text-underline-width="auto" style:text-underline-color="font-color"/>
    </style:style>
    <style:style style:name="T17" style:family="text">
      <style:text-properties officeooo:rsid="0030339c"/>
    </style:style>
    <style:style style:name="T18" style:family="text">
      <style:text-properties officeooo:rsid="00322663"/>
    </style:style>
    <style:style style:name="T19" style:family="text">
      <style:text-properties officeooo:rsid="0032788d"/>
    </style:style>
    <style:style style:name="T20" style:family="text">
      <style:text-properties fo:color="#3d5afe" loext:opacity="100%"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UD02 – ENTORNOS INTEGRADOS DE DESARROLLO (IDE)</text:span> </text:p>
      <text:p text:style-name="P15">1 IDEs. Características </text:p>
      <text:p text:style-name="P1"><text:span text:style-name="T2">IDE es </text:span>un programa informático que tiene el objetivo de asistir al programador en la tarea de diseñar y codificar un software mediante la inclusión de múltiples herramientas destinadas para dicha tarea.</text:p>
      <text:p text:style-name="P2">Los IDEs tienen unas características en común:</text:p>
      <text:list xml:id="list2822408145" text:style-name="L1">
        <text:list-item>
          <text:p text:style-name="P25">Editor de texto.</text:p>
        </text:list-item>
        <text:list-item>
          <text:p text:style-name="P25">Compilador</text:p>
        </text:list-item>
        <text:list-item>
          <text:p text:style-name="P25">Intérprete</text:p>
        </text:list-item>
        <text:list-item>
          <text:p text:style-name="P25">Depurador</text:p>
        </text:list-item>
        <text:list-item>
          <text:p text:style-name="P25">Cliente</text:p>
        </text:list-item>
      </text:list>
      <text:p text:style-name="P16">1.1 Extensiones y herramientas</text:p>
      <text:p text:style-name="P3">Un IDE nos ofrece muchas comodidades. Se podrían desarrollar con un simple editor de texto y un compilador. Pero perderíamos muchas facilidades.</text:p>
      <text:list xml:id="list2318252798" text:style-name="L2">
        <text:list-item>
          <text:p text:style-name="P26">Coloreado de sintaxis</text:p>
        </text:list-item>
        <text:list-item>
          <text:p text:style-name="P26">Autocompletado de código.</text:p>
          <text:list>
            <text:list-item>
              <text:p text:style-name="P26">Snippets (sysout) → System.out.println(“”);</text:p>
            </text:list-item>
          </text:list>
        </text:list-item>
      </text:list>
      <text:p text:style-name="P4">Las funciones de un IDE son:</text:p>
      <text:list xml:id="list2052126315" text:style-name="L3">
        <text:list-item>
          <text:p text:style-name="P27"><text:span text:style-name="T20">Editor de código</text:span>:</text:p>
          <text:list>
            <text:list-item>
              <text:p text:style-name="P28">Coloreado de sintaxis.</text:p>
            </text:list-item>
            <text:list-item>
              <text:p text:style-name="P28">Autocompletado</text:p>
            </text:list-item>
            <text:list-item>
              <text:p text:style-name="P28">Identificación de errores.</text:p>
            </text:list-item>
          </text:list>
        </text:list-item>
        <text:list-item>
          <text:p text:style-name="P27"><text:span text:style-name="T20">Gestión de ficheros y proyectos</text:span>:</text:p>
          <text:list>
            <text:list-item>
              <text:p text:style-name="P28">Compilación de proyectos de manera simple.</text:p>
            </text:list-item>
            <text:list-item>
              <text:p text:style-name="P28">Separación de ficheros fuentes y compilados por carpetas</text:p>
            </text:list-item>
          </text:list>
        </text:list-item>
        <text:list-item>
          <text:p text:style-name="P27"><text:span text:style-name="T20">Control de versiones en un solo paso</text:span>.</text:p>
        </text:list-item>
        <text:list-item>
          <text:p text:style-name="P27"><text:span text:style-name="T20">Generador de documentación integrado</text:span>.</text:p>
        </text:list-item>
        <text:list-item>
          <text:p text:style-name="P55"><text:span text:style-name="T4">Funciones Avanzadas</text:span>:</text:p>
          <text:list>
            <text:list-item>
              <text:p text:style-name="P27">Depuración de código</text:p>
            </text:list-item>
            <text:list-item>
              <text:p text:style-name="P27">Refactorización de código</text:p>
            </text:list-item>
            <text:list-item>
              <text:p text:style-name="P27">Gestión de configuraciones de usuario, módulos y plugins</text:p>
            </text:list-item>
          </text:list>
        </text:list-item>
      </text:list>
      <text:p text:style-name="P17"><text:span text:style-name="T3">1</text:span>.2 Personalización y configuración</text:p>
      <text:p text:style-name="P5">Los IDEs suelen ser altamente configurables, ajustándose a las necesidades de los programadores.</text:p>
      <text:p text:style-name="P5">Permitiendo añadir y modificar barras de herramientas, crear comandos especializados y atajos de teclado.</text:p>
      <text:p text:style-name="P5">Permite el posicionamiento de ventanas y barras, etc.</text:p>
      <text:p text:style-name="P5"/>
      <text:p text:style-name="P18">1.3 IDEs libres y propietarios</text:p>
      <text:p text:style-name="P6">Libres : Eclipse y Netbeans (mas conocidos)</text:p>
      <text:p text:style-name="P6">Pago: Visual Studio e IntelliJ IDEA (versión free)</text:p>
      <text:p text:style-name="P6"/>
      <text:p text:style-name="P6"><text:span text:style-name="T5">2 Criterios de elección de un IDE</text:span> </text:p>
      <text:p text:style-name="P19">2.1 Sistema operativo</text:p>
      <text:p text:style-name="P7">Es necesario saber para que SO se va a realizar el programa, ya que es recomendable desarrollarlo en un SO del mismo. Osea App para Linux desarrollo en Linux.</text:p>
      <text:p text:style-name="P8">Para evitar problemas con la compilación del código.</text:p>
      <text:p text:style-name="P8"/>
      <text:p text:style-name="P20"><text:soft-page-break/>2.2 Lenguaje de programación y framework.</text:p>
      <text:p text:style-name="P9">Tanto el IDE como el framework están asociado al SO que usemos el cual es posible que un IDE no pueda ser usado en un SO a pesar de que el IDE pueda ser multilenguaje.</text:p>
      <text:p text:style-name="P9"/>
      <text:p text:style-name="P21">2.3 Herramientas y disponibilidad</text:p>
      <text:p text:style-name="P10">No todos los IDEs tienen las mismas funciones.</text:p>
      <text:p text:style-name="P10">Ejemplo si se se utiliza el TFS de control de versiones solo es posible usar en Vstudio en cambio Subversión podemos con mas IDEs</text:p>
      <text:p text:style-name="P10">Mas otras funcionalidades que el IDE nos pueda ofrecer para agilizar la tarea del proyecto.</text:p>
      <text:p text:style-name="P10">Aun así estas carencias pueden ser cubiertas con plugins.</text:p>
      <text:p text:style-name="P32"/>
      <text:p text:style-name="P10"><text:span text:style-name="T5">3 Uso básico de un IDE</text:span> </text:p>
      <text:p text:style-name="P10">La particularidad de un IDE reside en la cantidad y calidad de las funcionalidades añadidas que ofrece al desarrollador, por medio de herramientas integradas o externas.</text:p>
      <text:p text:style-name="P22">3.1 Edición de programas y generación de ejecutables</text:p>
      <text:p text:style-name="P11">Un IDE debe cubrir las necesidades de convertir el código fuente en ejecutable.</text:p>
      <text:p text:style-name="P11">También suelen ofrecer la funcionalidad de ejecutar de manera virtual el programa que se está codificando. Permitiendo hacer comprobaciones de manera rápida.</text:p>
      <text:p text:style-name="P11"/>
      <text:p text:style-name="P23">3.2 Desarrollo colaborativo</text:p>
      <text:p text:style-name="P11"><text:span text:style-name="T6">L</text:span>os programas de control de versiones son aplicaciones que constan de servidor y cliente, donde en la parte del servidor se crean repositorios para que los clientes puedan descargar y subir código. Son herramientas asíncronas que permiten controlar y gestionar las fuentes y versiones del código del repositorio. </text:p>
      <text:p text:style-name="P11">La sincronización de un IDE con el repositorio del proyecto permite además saber qué archivos han cambiado y por tanto tener un control de versiones más allá del servidor, tenerlo directamente sobre el código que estamos actualmente desarrollando, viendo qué archivos han cambiado, borrado o incluido desde la última actualización al repositorio. </text:p>
      <text:p text:style-name="P11"/>
      <text:p text:style-name="P12">También permite tener un respaldo de nuestro proyecto.</text:p>
      <text:p text:style-name="P12"/>
      <text:p text:style-name="P33">4 Nuestro IDE: ECLIPSE </text:p>
      <text:p text:style-name="P12"><text:span text:style-name="T7">C</text:span>reado en 2001 por IBM 1ª ver. estable 2004. </text:p>
      <text:p text:style-name="P13">Actualmente desarrollado por Fundación Eclipse.</text:p>
      <text:p text:style-name="P12">Código abierto y multiplataforma. </text:p>
      <text:p text:style-name="P24">4.1 Antecedentes</text:p>
      <text:p text:style-name="P12">Eclipse es una plataforma de software compuesto por un conjunto de herramientas de programación de código abierto multiplataforma para desarrollar aplicaciones. </text:p>
      <text:p text:style-name="P29">Existen una wiki para consultar y un mercado para las extensiones.</text:p>
      <text:p text:style-name="P29"/>
      <text:p text:style-name="P24">4.2 Arquitectura</text:p>
      <text:p text:style-name="P12"/>
      <text:p text:style-name="P12"><text:soft-page-break/>Eclipse emplea plug-in para proporcionar toda su funcionalidad al frente de la plataforma de cliente enriquecido, a diferencia de otros entornos monolíticos donde las funcionalidades están todas incluidas, las necesite el usuario o no.</text:p>
      <text:p text:style-name="P12">Eclipse provee al programador con frameworks muy ricos para el desarrollo de aplicaciones gráficas, definición y manipulación de modelos de software, aplicaciones web </text:p>
      <text:p text:style-name="P12">El SDK de Eclipse incluye las herramientas de desarrollo de Java, ofreciendo un IDE con un compilador de Java interno y un modelo completo de los archivos fuente de Java </text:p>
      <text:p text:style-name="P24">4.3 Historia</text:p>
      <text:p text:style-name="P31">Han salido versiones de eclipse cada año <text:s/>casi siempre en junio.</text:p>
      <text:p text:style-name="P35">4.4 Instalación</text:p>
      <text:p text:style-name="P31">Tenemos que tener instalado el JDK y el JRE (proyectos java)</text:p>
      <text:p text:style-name="P31">El primer inicio configurará la aplicación y nos pedirá la ruta por defecto del espacio de trabajo.</text:p>
      <text:p text:style-name="P38">4.4.1 Verificar la instalación de Java Runtime Environment (JRE)</text:p>
      <text:p text:style-name="P31">menú Windows &gt; Preferences &gt; Java &gt; Installed JREs </text:p>
      <text:p text:style-name="P38">4.4.2 Activar construcción automática de proyectos</text:p>
      <text:p text:style-name="P31">menú Windows &gt; Preferences &gt; General &gt; Workspace &gt; Build </text:p>
      <text:p text:style-name="P38">4.4.3 Verificar las rutas de código fuente y código objeto</text:p>
      <text:p text:style-name="P37"><text:span text:style-name="T8">menú Windows &gt; Preferences &gt; Java &gt; Build Path, </text:span><text:span text:style-name="T9">opción</text:span> <text:span text:style-name="T10">“Folders”, “src” como “Source folder name” y “bin” como “Output folder name” </text:span></text:p>
      <text:p text:style-name="P39">4.4.4 Verificar nivel del compilador</text:p>
      <text:p text:style-name="P44">menú Windows &gt; Preferences y seleccionar Java &gt; Compiler </text:p>
      <text:p text:style-name="P36">4.5 Ventanas y paletas principales</text:p>
      <text:p text:style-name="P45">Eclipse ofrece 1 o varias perspectivas que contienen editores y vistas.</text:p>
      <text:list xml:id="list3698862422" text:style-name="L4">
        <text:list-item>
          <text:p text:style-name="P46"><text:span text:style-name="T16">Editor</text:span>: </text:p>
          <text:list>
            <text:list-item>
              <text:p text:style-name="P46">Componente visual del entorno y principalmente para editor o revisar un recurso del proyecto.</text:p>
            </text:list-item>
            <text:list-item>
              <text:p text:style-name="P46">Se presenta con un formato texto o diagrama estándar y es necesario guardar los progresos para generar una nueva copia del componente.</text:p>
            </text:list-item>
          </text:list>
        </text:list-item>
        <text:list-item>
          <text:p text:style-name="P46"><text:span text:style-name="T16">Vistas</text:span>: <text:span text:style-name="T17">Componentes visuales, se usan para mostrar listados de información o propiedades de un elemento concreto. Las modificaciones realizadas en una vista son almacenadas inmediatamente.</text:span></text:p>
        </text:list-item>
        <text:list-item>
          <text:p text:style-name="P47">Perceptivas: son distribuciones del hub el cual cambiamos de manera rápida.</text:p>
        </text:list-item>
      </text:list>
      <text:p text:style-name="P40">4.5.1 Editores</text:p>
      <text:p text:style-name="P48">El editor en formato texto permitirá editar el contenido de los ficheros de código fuente o ficheros de configuración haciendo uso de las funcionalidad usuales </text:p>
      <text:p text:style-name="P48">También podemos mostrar información de manera gráfica, permitiendo realizar o editar diagramas. Ej UML</text:p>
      <text:p text:style-name="P40">4.5.2 Vistas</text:p>
      <text:p text:style-name="P53"><text:span text:style-name="T13">Eclipse tiene multitud de vistas, y con cada extensión que se incluya ese número crecerá.</text:span>Window &gt; Show View <text:span text:style-name="T13"><text:s/>Principales:</text:span></text:p>
      <text:list xml:id="list1748234226" text:style-name="L5">
        <text:list-item>
          <text:p text:style-name="P49"><text:span text:style-name="T16">Package Explorer</text:span>: <text:span text:style-name="T18">proyectos</text:span></text:p>
        </text:list-item>
        <text:list-item>
          <text:p text:style-name="P51"><text:span text:style-name="T16">Task List</text:span>: proyectos colaborativos, permite organizar y repartir el <text:soft-page-break/>trabajo en equipo</text:p>
        </text:list-item>
        <text:list-item>
          <text:p text:style-name="P51"><text:span text:style-name="T16">Outline</text:span>: <text:span text:style-name="T19">vista de resumen, que muestra los elementos activos del en el editor.</text:span></text:p>
        </text:list-item>
        <text:list-item>
          <text:p text:style-name="P51"><text:span text:style-name="T16">Problems</text:span>: <text:span text:style-name="T19">muestra los errores de compilación de los fichero del proyecto</text:span></text:p>
        </text:list-item>
        <text:list-item>
          <text:p text:style-name="P51"><text:span text:style-name="T16">Console:</text:span> <text:span text:style-name="T19">muestra la salida de nuestra aplicación como si fuera la pantalla de salida de datos.</text:span></text:p>
        </text:list-item>
      </text:list>
      <text:p text:style-name="P41">4.5.3 Perspectivas</text:p>
      <text:p text:style-name="P50">Las perspectivas ayudan a gestionar las funcionalidades del IDE, agrupando editores y vistas para poder cambiar rápidamente el aspecto de Eclipse en función de las necesidades </text:p>
      <text:p text:style-name="P53"><text:span text:style-name="T14">Gestión de perspectivas : </text:span>Window &gt; Perspective </text:p>
      <text:p text:style-name="P52">Se muestra un acceso rápido para poder cambiar entre estas de manera rápida.</text:p>
      <text:p text:style-name="P42">4.5.4 Menú y barra de herramientas</text:p>
      <text:p text:style-name="P53"><text:span text:style-name="T15">Eclipse tiene tanto menu como submenus los cuales son configurables.</text:span>Window &gt; Perspective &gt; Customize Perspective </text:p>
      <text:p text:style-name="P43">4.6 Personalización y configuración</text:p>
      <text:p text:style-name="P53"><text:span text:style-name="T11">Eclipse es altamente personalizable puediendo ser personalizado casi al completo. </text:span>menú Window &gt; Preferences </text:p>
      <text:p text:style-name="P54"><text:span text:style-name="T12">Ademas podemos seguir personalizando el IDE de manera externa con plugins <text:s/>que podemos buscar e incorporar desde la tienda de Eclipse. </text:span>Help &gt; Eclipse Marketplace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A Writer Mono S" svg:font-family="'iA Writer Mono S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8T20:12:02.598000000</dc:date>
    <meta:editing-duration>PT1H15M4S</meta:editing-duration>
    <meta:editing-cycles>10</meta:editing-cycles>
    <meta:generator>LibreOffice/7.2.2.2$Windows_X86_64 LibreOffice_project/02b2acce88a210515b4a5bb2e46cbfb63fe97d56</meta:generator>
    <meta:document-statistic meta:table-count="0" meta:image-count="0" meta:object-count="0" meta:page-count="4" meta:paragraph-count="105" meta:word-count="1163" meta:character-count="7431" meta:non-whitespace-character-count="6377"/>
  </office:meta>
</office:document-meta>
</file>